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" style:family="table-column">
      <style:table-column-properties style:column-width="3.3465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5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3.3465in" style:use-optimal-column-width="false"/>
    </style:style>
    <style:style style:name="TableColumn38" style:family="table-column">
      <style:table-column-properties style:column-width="3.3465in" style:use-optimal-column-width="false"/>
    </style:style>
    <style:style style:name="Table36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3.3465in" style:use-optimal-column-width="false"/>
    </style:style>
    <style:style style:name="TableColumn60" style:family="table-column">
      <style:table-column-properties style:column-width="3.3465in" style:use-optimal-column-width="false"/>
    </style:style>
    <style:style style:name="Table58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" style:family="table-column">
      <style:table-column-properties style:column-width="3.3465in" style:use-optimal-column-width="false"/>
    </style:style>
    <style:style style:name="TableColumn71" style:family="table-column">
      <style:table-column-properties style:column-width="3.3465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3.3465in" style:use-optimal-column-width="false"/>
    </style:style>
    <style:style style:name="TableColumn82" style:family="table-column">
      <style:table-column-properties style:column-width="3.3465in" style:use-optimal-column-width="false"/>
    </style:style>
    <style:style style:name="Table80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3.3465in" style:use-optimal-column-width="false"/>
    </style:style>
    <style:style style:name="TableColumn93" style:family="table-column">
      <style:table-column-properties style:column-width="3.3465in" style:use-optimal-column-width="false"/>
    </style:style>
    <style:style style:name="Table91" style:family="table">
      <style:table-properties style:width="6.693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3.3465in" style:use-optimal-column-width="false"/>
    </style:style>
    <style:style style:name="TableColumn104" style:family="table-column">
      <style:table-column-properties style:column-width="3.3465in" style:use-optimal-column-width="false"/>
    </style:style>
    <style:style style:name="Table102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ORMATO DE LOTES DE PRUEBA</text:p>
      <text:p text:style-name="Standard"/>
      <text:p text:style-name="P2"><text:tab/>reconstruyendoLaPelicula</text:p>
      <text:p text:style-name="Standard"/>
      <text:p text:style-name="Standard">00_noSeReconstruyeLaPeli:</text:p>
      <text:p text:style-name="Standard"/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5 50</text:p>
            <text:p text:style-name="TableContents">1 1 10</text:p>
            <text:p text:style-name="TableContents">2 10 30</text:p>
            <text:p text:style-name="TableContents">3 30 35</text:p>
            <text:p text:style-name="TableContents">4 35 40</text:p>
            <text:p text:style-name="TableContents">5 40 49</text:p>
          </table:table-cell>
          <table:table-cell table:style-name="TableCell13">
            <text:p text:style-name="TableContents">NO ES POSIBLE</text:p>
          </table:table-cell>
        </table:table-row>
      </table:table>
      <text:p text:style-name="Standard"/>
      <text:p text:style-name="Standard"/>
      <text:p text:style-name="Standard">01_todasSeSolapan</text:p>
      <text:p text:style-name="Standard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IN</text:p>
          </table:table-cell>
          <table:table-cell table:style-name="TableCell20">
            <text:p text:style-name="P21">OUT (Esperado)</text:p>
          </table:table-cell>
        </table:table-row>
        <table:table-row table:style-name="TableRow22">
          <table:table-cell table:style-name="TableCell23">
            <text:p text:style-name="TableContents">4 30</text:p>
            <text:p text:style-name="TableContents">1 1 10</text:p>
            <text:p text:style-name="TableContents">2 5 15</text:p>
            <text:p text:style-name="TableContents">3 10 20</text:p>
            <text:p text:style-name="TableContents">4 15 30</text:p>
            <text:p text:style-name="TableContents"/>
          </table:table-cell>
          <table:table-cell table:style-name="TableCell24">
            <text:p text:style-name="TableContents">1 3 4</text:p>
          </table:table-cell>
        </table:table-row>
      </table:table>
      <text:p text:style-name="Standard"/>
      <text:p text:style-name="Standard">02_masDeUnaSolucionCorrecta</text:p>
      <text:p text:style-name="Standard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N</text:p>
          </table:table-cell>
          <table:table-cell table:style-name="TableCell31">
            <text:p text:style-name="P32">OUT (Esperado)</text:p>
          </table:table-cell>
        </table:table-row>
        <table:table-row table:style-name="TableRow33">
          <table:table-cell table:style-name="TableCell34">
            <text:p text:style-name="TableContents">5 30</text:p>
            <text:p text:style-name="TableContents">1 1 10</text:p>
            <text:p text:style-name="TableContents">2 5 15</text:p>
            <text:p text:style-name="TableContents">3 10 25</text:p>
            <text:p text:style-name="TableContents">4<text:s/>15 30</text:p>
            <text:p text:style-name="TableContents">5<text:s/>20 30</text:p>
          </table:table-cell>
          <table:table-cell table:style-name="TableCell35">
            <text:p text:style-name="TableContents">1<text:s/>2 3</text:p>
          </table:table-cell>
        </table:table-row>
      </table:table>
      <text:p text:style-name="Standard"/>
      <text:p text:style-name="Standard">03_masDeUnaSolucionCorrecta2,0</text:p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IN</text:p>
          </table:table-cell>
          <table:table-cell table:style-name="TableCell42">
            <text:p text:style-name="P43">OUT (Esperado)</text:p>
          </table:table-cell>
        </table:table-row>
        <table:table-row table:style-name="TableRow44">
          <table:table-cell table:style-name="TableCell45">
            <text:p text:style-name="TableContents">5 30</text:p>
            <text:p text:style-name="TableContents">1 1 10</text:p>
            <text:p text:style-name="TableContents">2 5 15</text:p>
            <text:p text:style-name="TableContents">3 15 30</text:p>
            <text:p text:style-name="TableContents">4 10 25</text:p>
            <text:p text:style-name="TableContents">5 20 30</text:p>
          </table:table-cell>
          <table:table-cell table:style-name="TableCell46">
            <text:p text:style-name="TableContents">1 4 5</text:p>
          </table:table-cell>
        </table:table-row>
      </table:table>
      <text:p text:style-name="Standard"/>
      <text:p text:style-name="Standard"/>
      <text:p text:style-name="Standard"/>
      <text:soft-page-break/>
      <text:p text:style-name="Standard">04_noTieneCosto</text:p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Esperado)</text:p>
          </table:table-cell>
        </table:table-row>
        <table:table-row table:style-name="TableRow55">
          <table:table-cell table:style-name="TableCell56">
            <text:p text:style-name="TableContents">3 20</text:p>
            <text:p text:style-name="TableContents">1 1 7</text:p>
            <text:p text:style-name="TableContents">2 8 15</text:p>
            <text:p text:style-name="TableContents">3 16 20</text:p>
          </table:table-cell>
          <table:table-cell table:style-name="TableCell57">
            <text:p text:style-name="TableContents">1 2 3</text:p>
          </table:table-cell>
        </table:table-row>
      </table:table>
      <text:p text:style-name="Standard"/>
      <text:p text:style-name="Standard">05_dosCostoCero</text:p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N</text:p>
          </table:table-cell>
          <table:table-cell table:style-name="TableCell64">
            <text:p text:style-name="P65">OUT (Esperado)</text:p>
          </table:table-cell>
        </table:table-row>
        <table:table-row table:style-name="TableRow66">
          <table:table-cell table:style-name="TableCell67">
            <text:p text:style-name="TableContents">5 30</text:p>
            <text:p text:style-name="TableContents">1 1 10</text:p>
            <text:p text:style-name="TableContents">2 11 15</text:p>
            <text:p text:style-name="TableContents">3 11 25</text:p>
            <text:p text:style-name="TableContents">4<text:s/>16 30<text:s/></text:p>
            <text:p text:style-name="TableContents">5<text:s/>26 30</text:p>
          </table:table-cell>
          <table:table-cell table:style-name="TableCell68">
            <text:p text:style-name="TableContents">1<text:s/>2 3</text:p>
          </table:table-cell>
        </table:table-row>
      </table:table>
      <text:p text:style-name="Standard"/>
      <text:p text:style-name="Standard">06_limiteInferior</text:p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IN</text:p>
          </table:table-cell>
          <table:table-cell table:style-name="TableCell75">
            <text:p text:style-name="P76">OUT (Esperado)</text:p>
          </table:table-cell>
        </table:table-row>
        <table:table-row table:style-name="TableRow77">
          <table:table-cell table:style-name="TableCell78">
            <text:p text:style-name="TableContents">1 1</text:p>
            <text:p text:style-name="TableContents">1 1</text:p>
          </table:table-cell>
          <table:table-cell table:style-name="TableCell79">
            <text:p text:style-name="TableContents">1</text:p>
          </table:table-cell>
        </table:table-row>
      </table:table>
      <text:p text:style-name="Standard"/>
      <text:p text:style-name="Standard">07_limteSuperior</text:p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N</text:p>
          </table:table-cell>
          <table:table-cell table:style-name="TableCell86">
            <text:p text:style-name="P87">OUT (Esperado)</text:p>
          </table:table-cell>
        </table:table-row>
        <table:table-row table:style-name="TableRow88">
          <table:table-cell table:style-name="TableCell89">
            <text:p text:style-name="TableContents">10000 100000</text:p>
            <text:p text:style-name="TableContents">1 1 10</text:p>
            <text:p text:style-name="TableContents">2 10 100</text:p>
            <text:p text:style-name="TableContents">…</text:p>
            <text:p text:style-name="TableContents">100000</text:p>
          </table:table-cell>
          <table:table-cell table:style-name="TableCell90">
            <text:p text:style-name="TableContents">1 2 3… 100000</text:p>
          </table:table-cell>
        </table:table-row>
      </table:table>
      <text:p text:style-name="Standard"/>
      <text:p text:style-name="Standard">08_casoFatiga</text:p>
      <text:p text:style-name="Standard"/>
      <text:p text:style-name="Standard">Descripción: 10000 segmentos, pelicula con 100000 escenas y todas se solapan entre si.</text:p>
      <text:p text:style-name="Standard"/>
      <text:p text:style-name="Standard">09_empiezaBajoCostoYLuegoTerminaAlto</text:p>
      <text:p text:style-name="Standard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IN</text:p>
          </table:table-cell>
          <table:table-cell table:style-name="TableCell97">
            <text:p text:style-name="P98">OUT (Esperado)</text:p>
          </table:table-cell>
        </table:table-row>
        <table:table-row table:style-name="TableRow99">
          <table:table-cell table:style-name="TableCell100">
            <text:p text:style-name="TableContents">7 100</text:p>
            <text:p text:style-name="TableContents">1 1 10</text:p>
            <text:p text:style-name="TableContents">2 5 15</text:p>
            <text:p text:style-name="TableContents">3 11 20</text:p>
            <text:p text:style-name="TableContents">4 16 100</text:p>
            <text:p text:style-name="TableContents">5 21 50</text:p>
            <text:p text:style-name="TableContents">6 45 60</text:p>
            <text:p text:style-name="TableContents">7 55 100</text:p>
          </table:table-cell>
          <table:table-cell table:style-name="TableCell101">
            <text:p text:style-name="TableContents">1 2 4</text:p>
          </table:table-cell>
        </table:table-row>
      </table:table>
      <text:soft-page-break/>
      <text:p text:style-name="Standard">10_masDeUnComienzo</text:p>
      <text:p text:style-name="Standard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IN</text:p>
          </table:table-cell>
          <table:table-cell table:style-name="TableCell108">
            <text:p text:style-name="P109">OUT (Esperado)</text:p>
          </table:table-cell>
        </table:table-row>
        <table:table-row table:style-name="TableRow110">
          <table:table-cell table:style-name="TableCell111">
            <text:p text:style-name="TableContents">5 100</text:p>
            <text:p text:style-name="TableContents">1 1 20</text:p>
            <text:p text:style-name="TableContents">2 1 15</text:p>
            <text:p text:style-name="TableContents">3 15 50</text:p>
            <text:p text:style-name="TableContents">4 20 65</text:p>
            <text:p text:style-name="TableContents">5 50 100</text:p>
          </table:table-cell>
          <table:table-cell table:style-name="TableCell112">
            <text:p text:style-name="TableContents">2<text:s/>3 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cerra Pablo Dario</dc:creator>
    <meta:creation-date>2016-08-19T20:04:00Z</meta:creation-date>
    <dc:date>2016-10-10T22:08:00Z</dc:date>
    <meta:template xlink:href="Normal" xlink:type="simple"/>
    <meta:editing-cycles>17</meta:editing-cycles>
    <meta:editing-duration>PT2580S</meta:editing-duration>
    <meta:document-statistic meta:page-count="3" meta:paragraph-count="2" meta:word-count="165" meta:character-count="1076" meta:row-count="7" meta:non-whitespace-character-count="913"/>
  </office:meta>
</office:document-meta>
</file>